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EACA9EAD844DF782D6.png" manifest:media-type="image/png"/>
  <manifest:file-entry manifest:full-path="Pictures/10000201000000690000008057D985911BFAF3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39cm"/>
      <style:paragraph-properties style:writing-mode="lr-tb"/>
    </style:style>
    <style:style style:name="gr6" style:family="graphic" style:parent-style-name="standard">
      <style:graphic-properties draw:stroke="dash" draw:stroke-dash="Ultrafine_20_2_20_Dots_20_3_20_Dashes" svg:stroke-width="0.028cm" svg:stroke-color="#666666" draw:marker-start-width="0.242cm" draw:marker-end-width="0.242cm" draw:fill="none" draw:textarea-horizontal-align="justify" draw:textarea-vertical-align="middle" draw:auto-grow-height="false" fo:min-height="7.025cm" fo:min-width="7.135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8" style:family="graphic" style:parent-style-name="standard">
      <style:graphic-properties draw:stroke="dash" draw:stroke-dash="Fine_20_Dashed" svg:stroke-width="0.028cm" svg:stroke-color="#666666" draw:marker-start-width="0.242cm" draw:marker-end-width="0.242cm" draw:fill="none" draw:textarea-horizontal-align="justify" draw:textarea-vertical-align="middle" draw:auto-grow-height="false" fo:min-height="2.897cm" fo:min-width="16.998cm" fo:padding-top="0.139cm" fo:padding-bottom="0.139cm" fo:padding-left="0.264cm" fo:padding-right="0.26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color="#e0c2cd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e0c2cd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 style:writing-mode="lr-tb"/>
      <style:text-properties fo:color="#666666"/>
    </style:style>
    <style:style style:name="P6" style:family="paragraph">
      <loext:graphic-properties draw:fill="none"/>
      <style:paragraph-properties fo:text-align="start" style:writing-mode="lr-tb"/>
      <style:text-properties fo:color="#666666"/>
    </style:style>
    <style:style style:name="P7" style:family="paragraph">
      <loext:graphic-properties draw:fill="none" draw:fill-color="#ffffff"/>
    </style:style>
    <style:style style:name="T1" style:family="text">
      <style:text-properties fo:color="#e0c2cd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45cm" svg:height="8.128cm" svg:x="2.413cm" svg:y="5.207cm">
          <draw:image xlink:href="Pictures/1000020100000080000000EACA9EAD844DF782D6.png" xlink:type="simple" xlink:show="embed" xlink:actuate="onLoad" loext:mime-type="image/png">
            <text:p/>
          </draw:image>
        </draw:frame>
        <draw:line draw:style-name="gr2" draw:text-style-name="P1" draw:layer="layout" svg:x1="5.588cm" svg:y1="6.858cm" svg:x2="5.588cm" svg:y2="3.048cm">
          <text:p/>
        </draw:line>
        <draw:line draw:style-name="gr3" draw:text-style-name="P1" draw:layer="layout" svg:x1="5.615cm" svg:y1="3.048cm" svg:x2="17.018cm" svg:y2="3.048cm">
          <text:p/>
        </draw:line>
        <draw:frame draw:style-name="gr4" draw:text-style-name="P2" draw:layer="layout" svg:width="6.223cm" svg:height="1.143cm" svg:x="6.096cm" svg:y="1.778cm">
          <draw:text-box>
            <text:p>提交收取垃圾表单</text:p>
          </draw:text-box>
        </draw:frame>
        <draw:line draw:style-name="gr2" draw:text-style-name="P1" draw:layer="layout" svg:x1="16.637cm" svg:y1="3.583cm" svg:x2="6.023cm" svg:y2="3.583cm">
          <text:p/>
        </draw:line>
        <draw:line draw:style-name="gr3" draw:text-style-name="P1" draw:layer="layout" svg:x1="5.996cm" svg:y1="3.61cm" svg:x2="5.996cm" svg:y2="6.912cm">
          <text:p/>
        </draw:line>
        <draw:frame draw:style-name="gr4" draw:text-style-name="P2" draw:layer="layout" svg:width="4.699cm" svg:height="1.143cm" svg:x="7.493cm" svg:y="3.683cm">
          <draw:text-box>
            <text:p>返回操作码</text:p>
          </draw:text-box>
        </draw:frame>
        <draw:line draw:style-name="gr3" draw:text-style-name="P1" draw:layer="layout" svg:x1="6.069cm" svg:y1="6.885cm" svg:x2="15.467cm" svg:y2="6.885cm">
          <text:p/>
        </draw:line>
        <draw:frame draw:style-name="gr5" draw:text-style-name="P2" draw:layer="layout" svg:width="7.874cm" svg:height="1.089cm" svg:x="7.139cm" svg:y="5.769cm">
          <draw:text-box>
            <text:p>用户使用操作码获取积分</text:p>
          </draw:text-box>
        </draw:frame>
        <draw:frame draw:style-name="gr1" draw:text-style-name="P1" draw:layer="layout" svg:width="4.385cm" svg:height="5.347cm" svg:x="18.796cm" svg:y="4.081cm">
          <draw:image xlink:href="Pictures/10000201000000690000008057D985911BFAF3A5.png" xlink:type="simple" xlink:show="embed" xlink:actuate="onLoad" loext:mime-type="image/png">
            <text:p/>
          </draw:image>
        </draw:frame>
        <draw:custom-shape draw:style-name="gr6" draw:text-style-name="P4" draw:layer="layout" svg:width="10.795cm" svg:height="10.287cm" svg:x="15.564cm" svg:y="1.851cm">
          <text:p text:style-name="P3"><text:span text:style-name="T1">服务器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042cm" svg:y1="9.309cm" svg:x2="15.821cm" svg:y2="9.309cm">
          <text:p/>
        </draw:line>
        <draw:frame draw:style-name="gr7" draw:text-style-name="P2" draw:layer="layout" svg:width="7.62cm" svg:height="1.927cm" svg:x="7.212cm" svg:y="8.282cm">
          <draw:text-box>
            <text:p>获取用户积分记录总数用于前端分页处理</text:p>
          </draw:text-box>
        </draw:frame>
        <draw:line draw:style-name="gr2" draw:text-style-name="P1" draw:layer="layout" svg:x1="5.307cm" svg:y1="11.911cm" svg:x2="5.307cm" svg:y2="15.213cm">
          <text:p/>
        </draw:line>
        <draw:line draw:style-name="gr3" draw:text-style-name="P1" draw:layer="layout" svg:x1="6.014cm" svg:y1="11.762cm" svg:x2="18.542cm" svg:y2="11.762cm">
          <text:p/>
        </draw:line>
        <draw:frame draw:style-name="gr5" draw:text-style-name="P2" draw:layer="layout" svg:width="7.62cm" svg:height="1.089cm" svg:x="7.038cm" svg:y="10.586cm">
          <draw:text-box>
            <text:p>获取用户积分记录</text:p>
          </draw:text-box>
        </draw:frame>
        <draw:custom-shape draw:style-name="gr8" draw:text-style-name="P6" draw:layer="layout" svg:width="17.526cm" svg:height="3.175cm" svg:x="8.636cm" svg:y="16.948cm">
          <text:p text:style-name="P5"><text:span text:style-name="T2">这个是目前最核心的流程，包括自动处理积分和称重</text:span></text:p>
          <text:p text:style-name="P5"><text:span text:style-name="T2">都是后台自动完成的，而登录操作也封装在前端函数中。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34cm" svg:y1="15.24cm" svg:x2="21.717cm" svg:y2="15.24cm">
          <text:p/>
        </draw:line>
        <draw:line draw:style-name="gr3" draw:text-style-name="P1" draw:layer="layout" svg:x1="21.717cm" svg:y1="15.24cm" svg:x2="21.717cm" svg:y2="12.319cm">
          <text:p/>
        </draw:line>
        <draw:frame draw:style-name="gr10" draw:text-style-name="P7" draw:layer="layout" svg:width="12.259cm" svg:height="1.103cm" svg:x="7.58cm" svg:y="14.11cm">
          <draw:text-box>
            <text:p>获取垃圾分类信息以及称重和积分对应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02-22T14:52:29.498000000</dc:date>
    <meta:editing-duration>PT2H32M41S</meta:editing-duration>
    <meta:editing-cycles>10</meta:editing-cycles>
    <meta:document-statistic meta:object-count="20"/>
  </office:meta>
</office:document-meta>
</file>